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eb613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175cm" svg:height="1.27cm" svg:x="2.27cm" svg:y="3.036cm">
          <text:p text:style-name="P1"><text:span text:style-name="T1">Report hangup</text:span></text:p>
        </draw:rect>
        <draw:rect draw:style-name="gr2" draw:text-style-name="P2" draw:id="id2" draw:layer="layout" svg:width="4.444cm" svg:height="1.27cm" svg:x="1.635cm" svg:y="5.176cm">
          <text:p text:style-name="P1"><text:span text:style-name="T1">Release claimed channel </text:span></text:p>
          <text:p text:style-name="P1"><text:span text:style-name="T1">to base station</text:span></text:p>
        </draw:rect>
        <draw:rect draw:style-name="gr3" draw:text-style-name="P2" draw:id="id3" draw:layer="layout" svg:width="3.174cm" svg:height="0.78cm" svg:x="2.27cm" svg:y="7.416cm">
          <text:p text:style-name="P1"><text:span text:style-name="T1">End</text:span></text:p>
        </draw:rect>
        <draw:connector draw:style-name="gr4" draw:text-style-name="P1" draw:layer="layout" svg:x1="3.857cm" svg:y1="4.306cm" svg:x2="3.857cm" svg:y2="5.176cm" draw:start-shape="id1" draw:start-glue-point="2" draw:end-shape="id2" draw:end-glue-point="0" svg:d="m3857 4306v870">
          <text:p/>
        </draw:connector>
        <draw:connector draw:style-name="gr4" draw:text-style-name="P1" draw:layer="layout" svg:x1="3.857cm" svg:y1="6.446cm" svg:x2="3.857cm" svg:y2="7.416cm" draw:start-shape="id2" draw:start-glue-point="2" draw:end-shape="id3" draw:end-glue-point="0" svg:d="m3857 6446v970">
          <text:p/>
        </draw:connector>
        <draw:rect draw:style-name="gr3" draw:text-style-name="P2" draw:id="id4" draw:layer="layout" svg:width="3.174cm" svg:height="0.78cm" svg:x="2.27cm" svg:y="1.491cm">
          <text:p text:style-name="P1"><text:span text:style-name="T1">Start hangup event</text:span></text:p>
        </draw:rect>
        <draw:connector draw:style-name="gr4" draw:text-style-name="P1" draw:layer="layout" svg:x1="3.857cm" svg:y1="2.271cm" svg:x2="3.857cm" svg:y2="3.036cm" draw:start-shape="id4" draw:start-glue-point="2" draw:end-shape="id1" draw:end-glue-point="0" svg:d="m3857 2271v7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8T19:02:15.67</meta:creation-date>
    <dc:date>2009-10-08T19:03:08.12</dc:date>
    <meta:editing-duration>PT00H00M52S</meta:editing-duration>
    <meta:editing-cycles>1</meta:editing-cycles>
    <meta:document-statistic meta:object-count="7"/>
    <meta:generator>OpenOffice.org/3.0$Win32 OpenOffice.org_project/300m9$Build-9358</meta:generator>
  </office:meta>
</office:document-meta>
</file>